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bafe" officeooo:paragraph-rsid="000aba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. Der Verbrauch ist im April niedriger als im März.</text:p>
      <text:p text:style-name="P1">1.2. Die Lagerkapazität beschreibt die Stückzahl die maximal gelagert werden kann, es ist eine</text:p>
      <text:p text:style-name="P1"><text:s text:c="7"/>vernünftig festgelegte Menge.</text:p>
      <text:p text:style-name="P1">1.3. Vorteile: 1. es spart Beschaffungskosten, 2. man ist schneller lieferfähig, 3. die Lagerung</text:p>
      <text:p text:style-name="P1"><text:s text:c="7"/>ermöglicht es Kosten im Einkauf zu sparen</text:p>
      <text:p text:style-name="P1"><text:s text:c="7"/>Nachteile: 1. Lagerung verursacht Kosten (Wertverlust, Wartung, Diebstahl)</text:p>
      <text:p text:style-name="P1"/>
      <text:p text:style-name="P1">2.1. März: 450/31=14,51</text:p>
      <text:p text:style-name="P1"><text:s text:c="7"/>April: 250/30=8,3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0:03:06.767786750</meta:creation-date>
    <dc:date>2022-11-24T11:16:09.233366178</dc:date>
    <meta:editing-duration>PT1H13M3S</meta:editing-duration>
    <meta:editing-cycles>1</meta:editing-cycles>
    <meta:document-statistic meta:table-count="0" meta:image-count="0" meta:object-count="0" meta:page-count="1" meta:paragraph-count="8" meta:word-count="61" meta:character-count="457" meta:non-whitespace-character-count="376"/>
    <meta:generator>LibreOffice/7.4.1.2$MacOSX_X86_64 LibreOffice_project/3c58a8f3a960df8bc8fd77b461821e42c061c5f0</meta:generator>
  </office:meta>
</office:document-meta>
</file>